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94529" fo:border-bottom="thin solid #494529" fo:border-left="none" fo:border-right="2pt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94529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3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494529" fo:border-bottom="thin solid #494529" fo:border-left="2pt solid #494529" fo:border-right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494529" fo:border-bottom="2pt solid #494529" fo:border-left="2pt solid #494529" fo:border-right="2pt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494529" fo:border-bottom="2pt solid #494529" fo:border-left="2pt solid #494529" fo:border-right="thin solid #494529" style:diagonal-tl-br="thin solid #4945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494529" fo:border-bottom="2pt solid #494529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494529" fo:border-bottom="thin solid #494529" fo:border-left="2pt solid #494529" fo:border-right="2pt solid #4945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494529" style:vertical-align="middle" fo:wrap-option="wrap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494529" style:vertical-align="middle" fo:wrap-option="wrap"/>
      <style:text-properties fo:font-size="20pt" style:font-size-asian="20pt" style:font-size-complex="2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wrap-option="wrap"/>
    </style:style>
    <style:style style:name="ce32" style:family="table-cell" style:parent-style-name="Default" style:data-style-name="N0">
      <style:table-cell-properties style:vertical-align="middle" fo:wrap-option="wrap"/>
    </style:style>
    <style:style style:name="ce33" style:family="table-cell" style:parent-style-name="Default" style:data-style-name="N22">
      <style:table-cell-properties fo:border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3.0386666666667cm"/>
    </style:style>
    <style:style style:name="co2" style:family="table-column">
      <style:table-column-properties fo:break-before="auto" style:column-width="1.98966666666667cm"/>
    </style:style>
    <style:style style:name="co3" style:family="table-column">
      <style:table-column-properties fo:break-before="auto" style:column-width="3.471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40.2pt" style:use-optimal-row-height="false" fo:break-before="auto"/>
    </style:style>
    <style:style style:name="ro2" style:family="table-row">
      <style:table-row-properties style:row-height="40.9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5.2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4" table:style-name="ta1">
        <table:table-column table:style-name="co1" table:default-cell-style-name="ce2"/>
        <table:table-column table:style-name="co2" table:default-cell-style-name="ce3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2" table:number-columns-repeated="16341" table:default-cell-style-name="ce2"/>
        <table:table-row table:style-name="ro1">
          <table:table-cell office:value-type="string" table:number-columns-spanned="6" table:number-rows-spanned="1" table:style-name="ce18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18">
            <text:p>SESSION 2025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18">
            <text:p>Tableau de synthèse des réalisations professionnelles<text:s/>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19">
            <text:p>NOM et prénom : ROHEE Alexis</text:p>
          </table:table-cell>
          <table:covered-table-cell table:number-columns-repeated="4"/>
          <table:table-cell office:value-type="string" table:number-columns-spanned="3" table:number-rows-spanned="1" table:style-name="ce20">
            <text:p>N° candidat :<text:s/>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1">
            <text:p>Centre de formation : Lycée Robert Schuman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■ SLAM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2">
            <text:p>Adresse URL du portfolio : https://oldrilion.fr/portfolio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3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4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5">
          <table:table-cell office:value-type="string" table:number-columns-spanned="8" table:number-rows-spanned="1" table:style-name="ce25">
            <text:p>Réalisation en cours de formation</text:p>
            <text:p/>
            <text:p/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rojet Cinéma</text:p>
          </table:table-cell>
          <table:table-cell office:value-type="string" table:style-name="ce27">
            <text:p>Dec 2023 - Jan 2024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rojet Aéroport</text:p>
          </table:table-cell>
          <table:table-cell office:value-type="string" table:style-name="ce28">
            <text:p>Mar 2024 - Avr 2024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Gestion de stock</text:p>
          </table:table-cell>
          <table:table-cell office:value-type="string" table:style-name="ce28">
            <text:p>Fev 2024 - Avr 2024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rojet HSP Client léger</text:p>
          </table:table-cell>
          <table:table-cell office:value-type="string" table:style-name="ce28">
            <text:p>Sep 2024 - Mar 202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rojet HSP Client lourd</text:p>
          </table:table-cell>
          <table:table-cell office:value-type="string" table:style-name="ce28">
            <text:p>Jav 2025 - Avr 202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style-name="ce10">
            <text:p>PortFolio</text:p>
          </table:table-cell>
          <table:table-cell office:value-type="date" office:date-value="2025-03-01T00:00:00" table:style-name="ce33">
            <text:p>mars-25</text:p>
          </table:table-cell>
          <table:table-cell table:number-columns-repeated="5" table:style-name="ce11"/>
          <table:table-cell office:value-type="string" table:style-name="ce12">
            <text:p>x</text:p>
          </table:table-cell>
          <table:table-cell table:number-columns-repeated="35" table:style-name="ce1"/>
          <table:table-cell table:number-columns-repeated="16341"/>
        </table:table-row>
        <table:table-row table:number-rows-repeated="2" table:style-name="ro1">
          <table:table-cell table:style-name="ce10"/>
          <table:table-cell table:style-name="ce28"/>
          <table:table-cell table:number-columns-repeated="5" table:style-name="ce11"/>
          <table:table-cell table:style-name="ce12"/>
          <table:table-cell table:number-columns-repeated="35" table:style-name="ce1"/>
          <table:table-cell table:number-columns-repeated="16341"/>
        </table:table-row>
        <table:table-row table:number-rows-repeated="2" table:style-name="ro1">
          <table:table-cell table:style-name="ce10"/>
          <table:table-cell table:style-name="ce28"/>
          <table:table-cell table:number-columns-repeated="5" table:style-name="ce11"/>
          <table:table-cell table:style-name="ce12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6">
            <text:p>Réalisations en milieu professionnel en cours de premièr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Projet site cartographie (Stage)</text:p>
          </table:table-cell>
          <table:table-cell office:value-type="string" table:style-name="ce28">
            <text:p>Mai 2024 - Juil 2024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number-rows-repeated="6" table:style-name="ro1">
          <table:table-cell table:style-name="ce10"/>
          <table:table-cell table:style-name="ce29"/>
          <table:table-cell table:number-columns-repeated="5" table:style-name="ce11"/>
          <table:table-cell table:style-name="ce12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6">
            <text:p>Réalisations en milieu professionnel en cours de second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Amélioration du site de cartographie</text:p>
          </table:table-cell>
          <table:table-cell office:value-type="string" table:style-name="ce28">
            <text:p>Oct 2024 - Jan 202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Projet site manipulation de data</text:p>
          </table:table-cell>
          <table:table-cell office:value-type="string" table:style-name="ce28">
            <text:p>Jan 2025 - en cours<text:s/>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number-rows-repeated="4" table:style-name="ro1">
          <table:table-cell table:style-name="ce10"/>
          <table:table-cell table:style-name="ce28"/>
          <table:table-cell table:number-columns-repeated="5" table:style-name="ce11"/>
          <table:table-cell table:style-name="ce12"/>
          <table:table-cell table:number-columns-repeated="16376"/>
        </table:table-row>
        <table:table-row table:style-name="ro1">
          <table:table-cell table:style-name="ce13"/>
          <table:table-cell table:style-name="ce30"/>
          <table:table-cell table:number-columns-repeated="5" table:style-name="ce14"/>
          <table:table-cell table:style-name="ce15"/>
          <table:table-cell table:number-columns-repeated="16376"/>
        </table:table-row>
        <table:table-row table:style-name="ro6">
          <table:table-cell table:number-columns-repeated="2" table:style-name="ce16"/>
          <table:table-cell table:number-columns-repeated="6" table:style-name="ce17"/>
          <table:table-cell table:number-columns-repeated="16376"/>
        </table:table-row>
        <table:table-row table:number-rows-repeated="13" table:style-name="ro7">
          <table:table-cell table:style-name="ce1"/>
          <table:table-cell table:style-name="ce31"/>
          <table:table-cell table:number-columns-repeated="16382" table:style-name="ce1"/>
        </table:table-row>
        <table:table-row table:number-rows-repeated="1048528" table:style-name="ro7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5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title/>
    <dc:description/>
    <dc:subject/>
    <meta:initial-creator>Christine Gaubert-Macon</meta:initial-creator>
    <dc:creator>Alexis  ROHEE</dc:creator>
    <meta:creation-date>2012-01-12T10:51:15Z</meta:creation-date>
    <dc:date>2025-04-01T14:14:03Z</dc:date>
    <meta:user-defined meta:name="ContentTypeId">0x010100D98302A447B5A7459C7B81C2581B7914</meta:user-defined>
  </office:meta>
</office:document-meta>
</file>